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text-properties fo:color="#000000" style:font-name="FreeSerif" fo:font-size="704.099975585938pt" fo:text-shadow="1pt 1pt" fo:font-weight="bold" style:font-size-asian="704.099975585938pt" style:font-weight-asian="bold" style:font-size-complex="704.099975585938pt" style:font-weight-complex="bold"/>
    </style:style>
    <style:style style:name="T1" style:family="text">
      <style:text-properties fo:color="#000000" style:font-name="FreeSerif" fo:font-size="704.099975585938pt" fo:text-shadow="1pt 1pt" fo:font-weight="bold" style:font-size-asian="704.099975585938pt" style:font-weight-asian="bold" style:font-size-complex="704.0999755859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858cm" svg:height="27.577cm" svg:x="4.242cm" svg:y="-2.566cm">
          <draw:text-box>
            <text:p text:style-name="P1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5:45:19.223785501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1"/>
  </office:meta>
</office:document-meta>
</file>